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26104" officeooo:paragraph-rsid="00126104"/>
    </style:style>
    <style:style style:name="P2" style:family="paragraph" style:parent-style-name="Standard">
      <style:paragraph-properties fo:text-align="start" style:justify-single-word="false"/>
      <style:text-properties officeooo:rsid="00126104" officeooo:paragraph-rsid="00126104"/>
    </style:style>
    <style:style style:name="P3" style:family="paragraph" style:parent-style-name="Standard">
      <style:paragraph-properties fo:text-align="start" style:justify-single-word="false"/>
      <style:text-properties officeooo:rsid="00126104" officeooo:paragraph-rsid="001eb6b6"/>
    </style:style>
    <style:style style:name="P4" style:family="paragraph" style:parent-style-name="Standard">
      <style:paragraph-properties fo:text-align="end" style:justify-single-word="false"/>
      <style:text-properties officeooo:rsid="0014aa84" officeooo:paragraph-rsid="0014aa84"/>
    </style:style>
    <style:style style:name="P5" style:family="paragraph" style:parent-style-name="Standard">
      <style:paragraph-properties fo:text-align="start" style:justify-single-word="false"/>
      <style:text-properties officeooo:rsid="0014aa84" officeooo:paragraph-rsid="0014aa84"/>
    </style:style>
    <style:style style:name="P6" style:family="paragraph" style:parent-style-name="Standard">
      <style:paragraph-properties fo:text-align="center" style:justify-single-word="false"/>
      <style:text-properties officeooo:rsid="00179514" officeooo:paragraph-rsid="00179514"/>
    </style:style>
    <style:style style:name="P7" style:family="paragraph" style:parent-style-name="Standard">
      <style:paragraph-properties fo:text-align="start" style:justify-single-word="false"/>
      <style:text-properties officeooo:rsid="001a11a6" officeooo:paragraph-rsid="001a11a6"/>
    </style:style>
    <style:style style:name="T1" style:family="text">
      <style:text-properties officeooo:rsid="001a11a6"/>
    </style:style>
    <style:style style:name="T2" style:family="text">
      <style:text-properties officeooo:rsid="001b34a7"/>
    </style:style>
    <style:style style:name="T3" style:family="text">
      <style:text-properties officeooo:rsid="001eb6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uman Moscow State Technical Univers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ssay</text:p>
      <text:p text:style-name="P1"/>
      <text:p text:style-name="P1">Maximization of information transmission in adaptive neurons</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ost-graduate _______________/last name/</text:p>
      <text:p text:style-name="P5"/>
      <text:p text:style-name="P4">English teacher _______________/last name/</text:p>
      <text:p text:style-name="P2"/>
      <text:p text:style-name="P2"/>
      <text:p text:style-name="P2"/>
      <text:p text:style-name="P2"/>
      <text:p text:style-name="P2"/>
      <text:p text:style-name="P2"/>
      <text:p text:style-name="P2"/>
      <text:p text:style-name="P6">Moscow 2014</text:p>
      <text:p text:style-name="P3"><text:soft-page-break/><text:tab/><text:span text:style-name="T3">Introduction.</text:span></text:p>
      <text:p text:style-name="P3"><text:span text:style-name="T3"><text:tab/></text:span></text:p>
      <text:p text:style-name="P3"><text:span text:style-name="T1"><text:tab/>Spike-frequency adaptation is known to enhance the transmission of information in sensory</text:span></text:p>
      <text:p text:style-name="P7">spiking neurons by rescaling the dynamic range for input processing, matching it to the temporal</text:p>
      <text:p text:style-name="P7">statistics of the sensory stimulus. Achieving maximal information transmission has also been</text:p>
      <text:p text:style-name="P7">recently postulated as a role for spike-timing-dependent plasticity (STDP). However, the link</text:p>
      <text:p text:style-name="P7">between optimal plasticity and STDP in cortex remains loose, as does the relationship between</text:p>
      <text:p text:style-name="P7">STDP and adaptation processes. We investigate how STDP, as described by recent minimal</text:p>
      <text:p text:style-name="P7">models derived from experimental data, influences the quality of information transmission in</text:p>
      <text:p text:style-name="P7">an adapting neuron. We show that a theoretical model based on optimal issues yields best quantity of <text:span text:style-name="T2">information</text:span> to transmit. In contrast, the standard pair-based model of STDP does not improve information transmission as much. This result holds not only for additive STDP with hard weight bounds, known to produce bimodal distributions of synaptic weights, but also for weight-dependent STDP in the context of unimodal but skewed weight distribution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6T07:59:33.271394528</meta:creation-date>
    <dc:date>2014-05-26T08:15:15.464757675</dc:date>
    <meta:editing-duration>PT14M44S</meta:editing-duration>
    <meta:editing-cycles>11</meta:editing-cycles>
    <meta:generator>LibreOffice/4.1.2.3$Linux_X86_64 LibreOffice_project/410m0$Build-3</meta:generator>
    <meta:document-statistic meta:table-count="0" meta:image-count="0" meta:object-count="0" meta:page-count="2" meta:paragraph-count="16" meta:word-count="182" meta:character-count="1318" meta:non-whitespace-character-count="1137"/>
  </office:meta>
</office:document-meta>
</file>